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 style:list-style-name="L1">
      <style:text-properties fo:font-weight="bold" style:font-weight-asian="bold" style:font-weight-complex="bold"/>
    </style:style>
    <style:style style:name="P13" style:family="paragraph" style:parent-style-name="Standard" style:list-style-name="L2">
      <style:text-properties fo:font-weight="normal" style:font-weight-asian="normal" style:font-weight-complex="normal"/>
    </style:style>
    <style:style style:name="P14" style:family="paragraph" style:parent-style-name="Standard" style:list-style-name="L3">
      <style:text-properties fo:font-weight="normal" style:font-weight-asian="normal" style:font-weight-complex="normal"/>
    </style:style>
    <style:style style:name="P1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8452531708118108834" text:style-name="L1">
        <text:list-item>
          <text:list>
            <text:list-header>
              <text:p text:style-name="P12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1996054319909423141" text:style-name="L2">
        <text:list-item>
          <text:list>
            <text:list-header>
              <text:p text:style-name="P13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8290770836086052585" text:style-name="L3">
        <text:list-item>
          <text:list>
            <text:list-header>
              <text:p text:style-name="P14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/>
      <text:p text:style-name="P10"/>
      <text:p text:style-name="P10"><text:span text:style-name="T1">55.6 miles in the last week</text:span> <text:s/></text:p>
      <text:p text:style-name="P10"/>
      <text:p text:style-name="P10"/>
      <text:p text:style-name="P10"/>
      <text:p text:style-name="P10"/>
      <text:p text:style-name="P8"/>
      <text:p text:style-name="P15"><text:soft-page-break/>Sat 4/16/16: <text:span text:style-name="T1">4.75 miles</text:span></text:p>
      <text:p text:style-name="P15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5">I walked 0.75 miles to warm down.</text:p>
      <text:p text:style-name="P15"/>
      <text:p text:style-name="P15">Sun 4/17/16: 7.5<text:span text:style-name="T1"> miles</text:span></text:p>
      <text:p text:style-name="P15">I ran 6 miles on the 2 mile “hill course”. <text:s/>The temperature was in the high 70's.</text:p>
      <text:p text:style-name="P15">Distance <text:s text:c="13"/>Net elevation <text:s text:c="6"/>Time</text:p>
      <text:p text:style-name="P15"><text:s/>(miles)<text:tab/> <text:s text:c="5"/>change (feet)</text:p>
      <text:p text:style-name="P15"><text:s text:c="5"/>1 <text:s text:c="6"/><text:tab/><text:tab/>- 315<text:tab/><text:tab/> <text:s/>9:18</text:p>
      <text:p text:style-name="P15"><text:s text:c="5"/>2<text:tab/><text:tab/><text:tab/>+315<text:tab/><text:tab/> 12:53<text:tab/><text:tab/><text:tab/></text:p>
      <text:p text:style-name="P15"><text:s text:c="5"/>3<text:tab/><text:tab/><text:tab/>+145<text:tab/><text:tab/> 11:25</text:p>
      <text:p text:style-name="P15"><text:s text:c="5"/>4<text:tab/><text:tab/><text:tab/>- 145<text:tab/><text:tab/> <text:s/>9:22</text:p>
      <text:p text:style-name="P15"><text:s text:c="5"/>5<text:tab/><text:tab/><text:tab/>- 315<text:tab/><text:tab/> <text:s/>8:49</text:p>
      <text:p text:style-name="P15"><text:s text:c="5"/>6<text:tab/><text:tab/><text:tab/>+315<text:tab/><text:tab/> 11:52</text:p>
      <text:p text:style-name="P15">time: 1:03:39 or 10:37/mile</text:p>
      <text:p text:style-name="P15">Later in the day I ran a half mile and walked a mile both at a good pace.</text:p>
      <text:p text:style-name="P15"/>
      <text:p text:style-name="P15">Mon 4/18/16: <text:span text:style-name="T1">5 miles</text:span></text:p>
      <text:p text:style-name="P15">I ran 5 miles on somewhat hilly roads. <text:s/>Time: 44:30 or 8:54/mi.</text:p>
      <text:p text:style-name="P15">Splits: 9:15, 9:10, 9:17, 8:40, 8:09</text:p>
      <text:p text:style-name="P15"/>
      <text:p text:style-name="P15">Tues 4/19/16: <text:span text:style-name="T1">4 miles</text:span></text:p>
      <text:p text:style-name="P15">I ran 1 mile to the track, walked and ran 2 miles in the track and 1 mile home.</text:p>
      <text:p text:style-name="P15">Splits: 10:15, 22:56, 10:20</text:p>
      <text:p text:style-name="P15">The middle 2 miles included about 4 and a half minutes of walking.</text:p>
      <text:p text:style-name="P15"/>
      <text:p text:style-name="P15">Wed 4/20/16: <text:span text:style-name="T1">33.2 miles</text:span></text:p>
      <text:p text:style-name="P15">I ran on the Allegheny College track practicing my pace and testing fluid and energy intake for the MTD 12 hour in 3.5 weeks. <text:s/></text:p>
      <text:p text:style-name="P15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5"/>
      <text:p text:style-name="P15">Thur 4/21/16: <text:span text:style-name="T1">4 miles</text:span></text:p>
      <text:p text:style-name="P15">I ran 4 miles on hilly roads. <text:s/>The first 3 miles averaged 10:53/mile. <text:s/>The last mile was in 8:29.</text:p>
      <text:p text:style-name="P15"/>
      <text:p text:style-name="P15">Fri 4/22/16: <text:span text:style-name="T1">4 miles</text:span></text:p>
      <text:p text:style-name="P15">I ran the same course as yesterday. <text:s/>The first 3 miles averaged 9:04. <text:s/>The last mile <text:s/>was</text:p>
      <text:p text:style-name="P15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5"/>
      <text:p text:style-name="P16">62.45 miles in the last week</text:p>
      <text:p text:style-name="P8"/>
      <text:p text:style-name="P8"/>
      <text:p text:style-name="P8"><text:soft-page-break/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22T11:11:32.03</dc:date>
    <dc:creator>James Lombardi</dc:creator>
    <meta:editing-duration>PT16H25M29S</meta:editing-duration>
    <meta:editing-cycles>80</meta:editing-cycles>
    <meta:document-statistic meta:table-count="0" meta:image-count="0" meta:object-count="0" meta:page-count="10" meta:paragraph-count="291" meta:word-count="3146" meta:character-count="15850"/>
  </office:meta>
</office:document-meta>
</file>